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39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a1467e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b3d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85c00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A tester</text:p>
          </table:table-cell>
          <table:table-cell table:style-name="ce1" office:value-type="string" calcext:value-type="string">
            <text:p>A revoir</text:p>
          </table:table-cell>
          <table:table-cell table:style-name="ce1" office:value-type="string" calcext:value-type="string">
            <text:p>Fai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quette (Bootstrap)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Default" table:number-columns-repeated="2"/>
          <table:table-cell table:style-name="ce12" office:value-type="string" calcext:value-type="string">
            <text:p>Concep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D (base de données)</text:p>
          </table:table-cell>
          <table:table-cell table:style-name="ce10" office:value-type="string" calcext:value-type="string">
            <text:p>todo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3" office:value-type="string" calcext:value-type="string">
            <text:p>Composant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ayout</text:p>
          </table:table-cell>
          <table:table-cell table:style-name="ce10" office:value-type="string" calcext:value-type="string">
            <text:p>todo</text:p>
          </table:table-cell>
          <table:table-cell table:style-name="ce11"/>
          <table:table-cell table:style-name="ce10" table:number-columns-repeated="2"/>
          <table:table-cell table:style-name="Default"/>
          <table:table-cell table:style-name="ce14" office:value-type="string" calcext:value-type="string">
            <text:p>Pag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nu de navigation</text:p>
          </table:table-cell>
          <table:table-cell table:style-name="ce10" office:value-type="string" calcext:value-type="string">
            <text:p>todo</text:p>
          </table:table-cell>
          <table:table-cell table:style-name="ce11"/>
          <table:table-cell table:style-name="ce10" table:number-columns-repeated="2"/>
          <table:table-cell/>
          <table:table-cell table:style-name="ce29" office:value-type="string" calcext:value-type="string">
            <text:p>Utilisateur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ied de page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/>
          <table:table-cell table:style-name="ce19" office:value-type="string" calcext:value-type="string">
            <text:p>Equip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ssages d’alerte</text:p>
          </table:table-cell>
          <table:table-cell table:style-name="ce10" office:value-type="string" calcext:value-type="string">
            <text:p>todo</text:p>
          </table:table-cell>
          <table:table-cell table:style-name="Default"/>
          <table:table-cell table:style-name="ce10" table:number-columns-repeated="2"/>
          <table:table-cell/>
          <table:table-cell table:style-name="ce20" office:value-type="string" calcext:value-type="string">
            <text:p>Evénement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 page d’accueil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/>
          <table:table-cell table:style-name="ce21" office:value-type="string" calcext:value-type="string">
            <text:p>Contact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es Mentions Légales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6" office:value-type="string" calcext:value-type="string">
            <text:p>La Politique de Confidentialité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6" office:value-type="string" calcext:value-type="string">
            <text:p>Le tableau de bord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Les rôles des utilisateurs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Liste des utilisateurs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Inscription d’un utilisateur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onnexion d’un utilisateur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Déconnexion d’un utilisateur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Profil d’un utilisateur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Edition d’un utilisateur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Suppression d’un utilisateur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Mot de passé oublié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Nouveau mot de passe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Envoyer une invitation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Refuser une invitation</text:p>
          </table:table-cell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Envoyer un message</text:p>
          </table:table-cell>
          <table:table-cell table:style-name="ce10"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ation des utilisateur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mportation des utilisateur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Liste des équipe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Ajout d’une équipe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dition d’une équipe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Suppression d’une équipe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Ajout d’un utilisateur dans une équipe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office:annotation draw:style-name="gr1" draw:text-style-name="P2" svg:width="2.899cm" svg:height="1.799cm" svg:x="6.971cm" svg:y="12.498cm" draw:caption-point-x="-0.61cm" draw:caption-point-y="1.51cm">
              <dc:date>2022-02-16T00:00:00</dc:date>
              <text:p text:style-name="P1"><text:span text:style-name="T1">Ceci est ni fait, ni à faire !</text:span></text:p>
            </office:annotation>
            <text:p>Transfert d’une équipe</text:p>
          </table:table-cell>
          <table:table-cell table:style-name="ce10" office:value-type="string" calcext:value-type="string">
            <text:p>todo</text:p>
          </table:table-cell>
          <table:table-cell table:number-columns-repeated="5"/>
          <table:table-cell table:style-name="ce2" table:number-columns-repeated="1017"/>
        </table:table-row>
        <table:table-row table:style-name="ro1">
          <table:table-cell table:style-name="ce19" office:value-type="string" calcext:value-type="string">
            <text:p>Exportation des équipe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office:annotation draw:style-name="gr1" draw:text-style-name="P2" svg:width="2.899cm" svg:height="1.799cm" svg:x="6.971cm" svg:y="13.401cm" draw:caption-point-x="-0.61cm" draw:caption-point-y="1.51cm">
              <dc:date>2022-02-16T00:00:00</dc:date>
              <text:p text:style-name="P1"><text:span text:style-name="T1">Un autre commentaire</text:span></text:p>
            </office:annotation>
            <text:p>Importation des équipe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iste des événement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Consultation d’un événemen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Ajout d’un événemen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dition d’un événemen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uppression d’un événemen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xportation des événement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mportation des événement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Liste des contact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jout d’un contac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Edition d’un contac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uppression d’un contact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Exportation des événement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Importation des événements</text:p>
          </table:table-cell>
          <table:table-cell table:style-name="ce10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5:04:45.765534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0:04.546446178</meta:creation-date>
    <dc:date>2022-02-17T15:52:00.665707701</dc:date>
    <meta:editing-duration>PT3H52M</meta:editing-duration>
    <meta:editing-cycles>59</meta:editing-cycles>
    <meta:generator>LibreOffice/6.4.7.2$Linux_X86_64 LibreOffice_project/40$Build-2</meta:generator>
    <meta:document-statistic meta:table-count="1" meta:cell-count="10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quipes" VL:creator="" dc:date-time="2022-02-16T21:24:17"/>
</VL:version-list>
</file>